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VIEDO TARACAYA, ALI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53017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VIEDO TARACAYA, ALI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301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VIEDO TARACAYA,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51725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8:53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